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4e2" officeooo:paragraph-rsid="001744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ley </text:p>
      <text:p text:style-name="P1"/>
      <text:p text:style-name="P1">The virtual Environment is </text:p>
      <text:p text:style-name="P1">calley </text:p>
      <text:p text:style-name="P1"/>
      <text:p text:style-name="P1">To activate it – source calley/bin/activate.fish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08:58:45.389615392</meta:creation-date>
    <dc:date>2024-10-19T09:00:28.058531708</dc:date>
    <meta:editing-duration>PT1M44S</meta:editing-duration>
    <meta:editing-cycles>1</meta:editing-cycles>
    <meta:document-statistic meta:table-count="0" meta:image-count="0" meta:object-count="0" meta:page-count="1" meta:paragraph-count="4" meta:word-count="11" meta:character-count="89" meta:non-whitespace-character-count="78"/>
    <meta:generator>LibreOffice/24.2.6.2$Linux_X86_64 LibreOffice_project/420$Build-2</meta:generator>
  </office:meta>
</office:document-meta>
</file>